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f351f" officeooo:paragraph-rsid="001f351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ormdb | CREATE TABLE `wormdb` (</text:p>
      <text:p text:style-name="P1"><text:s text:c="2"/>`email` varchar(30) NOT NULL,</text:p>
      <text:p text:style-name="P1"><text:s text:c="2"/>`kayttajatunnus` varchar(10) NOT NULL,</text:p>
      <text:p text:style-name="P1"><text:s text:c="2"/>`pswrd` varchar(44) NOT NULL,</text:p>
      <text:p text:style-name="P1"><text:s text:c="2"/>`score` int(12) DEFAULT NULL,</text:p>
      <text:p text:style-name="P1"><text:s text:c="2"/>PRIMARY KEY (`email`)</text:p>
      <text:p text:style-name="P1">) ENGINE=InnoDB DEFAULT CHARSET=latin1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09T10:59:26.505854420</meta:creation-date>
    <dc:date>2015-09-09T10:59:54.009721990</dc:date>
    <meta:editing-duration>P0D</meta:editing-duration>
    <meta:editing-cycles>1</meta:editing-cycles>
    <meta:document-statistic meta:table-count="0" meta:image-count="0" meta:object-count="0" meta:page-count="1" meta:paragraph-count="7" meta:word-count="29" meta:character-count="233" meta:non-whitespace-character-count="194"/>
    <meta:generator>LibreOffice/4.2.8.2$Linux_X86_64 LibreOffice_project/420m0$Build-2</meta:generator>
  </office:meta>
</office:document-meta>
</file>